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bfd" officeooo:paragraph-rsid="00141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ize_t<text:tab/>__libc_write (int fd, const void *buf, size_t nbytes)</text:p>
      <text:p text:style-name="P1">{</text:p>
      <text:p text:style-name="P1"><text:tab/>return (SYSCALL_CANCEL (write, fd, buf, nbytes));</text:p>
      <text:p text:style-name="P1"/>
      <text:p text:style-name="P1">{</text:p>
      <text:p text:style-name="P1"><text:tab/>return ({</text:p>
      <text:p text:style-name="P1"><text:tab/><text:tab/>long int sc_ret; <text:s text:c="60"/>\</text:p>
      <text:p text:style-name="P1"/>
      <text:p text:style-name="P1"><text:tab/><text:tab/>if (SINGLE_THREAD_P) <text:s text:c="53"/>\</text:p>
      <text:p text:style-name="P1"><text:tab/><text:tab/><text:tab/>sc_ret = INLINE_SYSCALL_CALL (__VA_ARGS__); <text:s text:c="29"/>\</text:p>
      <text:p text:style-name="P1"><text:tab/><text:tab/>else</text:p>
      <text:p text:style-name="P1"><text:tab/><text:tab/>{</text:p>
      <text:p text:style-name="P1"><text:tab/><text:tab/><text:tab/>int sc_cancel_oldtype = LIBC_CANCEL_ASYNC ();</text:p>
      <text:p text:style-name="P1"><text:tab/><text:tab/><text:tab/>sc_ret = INLINE_SYSCALL_CALL (__VA_ARGS__);</text:p>
      <text:p text:style-name="P1"><text:tab/><text:tab/><text:tab/>LIBC_CANCEL_RESET (sc_cancel_oldtype);</text:p>
      <text:p text:style-name="P1"><text:tab/><text:tab/>}<text:tab/>sc_ret;</text:p>
      <text:p text:style-name="P1"><text:tab/>}</text:p>
      <text:p text:style-name="P1">} (write, fd, buf, nbytes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8:35:08.362746496</meta:creation-date>
    <dc:date>2019-01-12T20:11:24.293893698</dc:date>
    <meta:editing-duration>PT1H26M5S</meta:editing-duration>
    <meta:editing-cycles>1</meta:editing-cycles>
    <meta:document-statistic meta:table-count="0" meta:image-count="0" meta:object-count="0" meta:page-count="1" meta:paragraph-count="16" meta:word-count="52" meta:character-count="542" meta:non-whitespace-character-count="339"/>
    <meta:generator>LibreOffice/5.1.6.2$Linux_X86_64 LibreOffice_project/10m0$Build-2</meta:generator>
  </office:meta>
</office:document-meta>
</file>